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0e28d9" officeooo:paragraph-rsid="000e28d9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normal" officeooo:rsid="000e28d9" officeooo:paragraph-rsid="000e28d9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4pt" fo:font-weight="normal" officeooo:rsid="000e28d9" officeooo:paragraph-rsid="000e28d9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fo:font-weight="normal" officeooo:rsid="000e28d9" officeooo:paragraph-rsid="000e28d9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officeooo:rsid="0011f585" officeooo:paragraph-rsid="0011f585" style:font-size-asian="12.25pt" style:font-weight-asian="normal" style:font-size-complex="14pt" style:font-weight-complex="normal"/>
    </style:style>
    <style:style style:name="T1" style:family="text">
      <style:text-properties officeooo:rsid="0010277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SON</text:p>
      <text:p text:style-name="P3"><text:a xlink:type="simple" xlink:href="https://www.youtube.com/watch?v=Hu3w3yac47s" text:style-name="Internet_20_link" text:visited-style-name="Visited_20_Internet_20_Link">https://www.youtube.com/watch?v=Hu3w3yac47s</text:a></text:p>
      <text:p text:style-name="P2"/>
      <text:p text:style-name="P2">* Java Script Object Notation</text:p>
      <text:p text:style-name="P2">* It is used to transfer group of <text:s/>data as single object</text:p>
      <text:p text:style-name="P2">* It makes communication b<text:span text:style-name="T1">etween server and browers.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H44M21S</meta:editing-duration>
    <meta:editing-cycles>4</meta:editing-cycles>
    <meta:generator>LibreOffice/5.1.4.2$Windows_X86_64 LibreOffice_project/f99d75f39f1c57ebdd7ffc5f42867c12031db97a</meta:generator>
    <dc:date>2017-05-04T18:55:08.687000000</dc:date>
    <meta:document-statistic meta:table-count="0" meta:image-count="0" meta:object-count="0" meta:page-count="1" meta:paragraph-count="5" meta:word-count="27" meta:character-count="184" meta:non-whitespace-character-count="161"/>
    <meta:user-defined meta:name="Info 1"/>
    <meta:user-defined meta:name="Info 2"/>
    <meta:user-defined meta:name="Info 3"/>
    <meta:user-defined meta:name="Info 4"/>
  </office:meta>
</office:document-meta>
</file>